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ca4b" officeooo:paragraph-rsid="0008ca4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ca4b" officeooo:paragraph-rsid="0008ca4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9489f" officeooo:paragraph-rsid="0009489f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8ca4b" officeooo:paragraph-rsid="0008ca4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9489f" officeooo:paragraph-rsid="0009489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a4b5b" officeooo:paragraph-rsid="000a4b5b" style:font-weight-asian="normal" style:font-weight-complex="normal"/>
    </style:style>
    <style:style style:name="T1" style:family="text">
      <style:text-properties officeooo:rsid="000a4b5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funcionalidades:</text:p>
      <text:p text:style-name="P2"/>
      <text:p text:style-name="P2"/>
      <text:list xml:id="list3552164526" text:style-name="L1">
        <text:list-item>
          <text:p text:style-name="P4">L<text:span text:style-name="T1">o</text:span>g-in </text:p>
        </text:list-item>
        <text:list-item>
          <text:p text:style-name="P5">Auto gestión</text:p>
        </text:list-item>
        <text:list-item>
          <text:p text:style-name="P4">Solicitud de compra</text:p>
        </text:list-item>
        <text:list-item>
          <text:p text:style-name="P4">Solicitud de compra (empresa)</text:p>
        </text:list-item>
        <text:list-item>
          <text:p text:style-name="P5">Panel de control (reparto)</text:p>
        </text:list-item>
        <text:list-item>
          <text:p text:style-name="P5">Panel de control (objetivo<text:span text:style-name="T1">s</text:span>)</text:p>
        </text:list-item>
        <text:list-item>
          <text:p text:style-name="P5">Gestión de ventas</text:p>
        </text:list-item>
        <text:list-item>
          <text:p text:style-name="P6">Logística 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20:47:16.709063749</meta:creation-date>
    <meta:editing-duration>PT1M27S</meta:editing-duration>
    <meta:editing-cycles>3</meta:editing-cycles>
    <meta:generator>LibreOffice/7.3.4.2$Linux_X86_64 LibreOffice_project/30$Build-2</meta:generator>
    <dc:date>2022-07-07T20:19:04.964339109</dc:date>
    <meta:document-statistic meta:table-count="0" meta:image-count="0" meta:object-count="0" meta:page-count="1" meta:paragraph-count="9" meta:word-count="33" meta:character-count="189" meta:non-whitespace-character-count="171"/>
  </office:meta>
</office:document-meta>
</file>